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76pt"/>
    </style:style>
    <style:style style:name="co2" style:family="table-column">
      <style:table-column-properties fo:break-before="auto" style:column-width="12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Zip Name</text:p>
          </table:table-cell>
          <table:table-cell office:value-type="string" calcext:value-type="string">
            <text:p>County</text:p>
          </table:table-cell>
          <table:table-cell table:style-name="Default" office:value-type="string" calcext:value-type="string">
            <text:p>Adjusted Gross Income</text:p>
          </table:table-cell>
          <table:table-cell table:number-columns-repeated="1018"/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uval</text:p>
          </table:table-cell>
          <table:table-cell office:value-type="currency" office:currency="USD" office:value="23390" calcext:value-type="currency">
            <text:p>$23,390.00</text:p>
          </table:table-cell>
          <table:table-cell table:number-columns-repeated="1018"/>
        </table:table-row>
        <table:table-row table:style-name="ro1">
          <table:table-cell office:value-type="float" office:value="32228" calcext:value-type="float">
            <text:p>32228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uval</text:p>
          </table:table-cell>
          <table:table-cell office:value-type="currency" office:currency="USD" office:value="24640" calcext:value-type="currency">
            <text:p>$24,640.00</text:p>
          </table:table-cell>
          <table:table-cell table:number-columns-repeated="1018"/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uval</text:p>
          </table:table-cell>
          <table:table-cell office:value-type="currency" office:currency="USD" office:value="26580" calcext:value-type="currency">
            <text:p>$26,580.00</text:p>
          </table:table-cell>
          <table:table-cell table:number-columns-repeated="1018"/>
        </table:table-row>
        <table:table-row table:style-name="ro1">
          <table:table-cell office:value-type="float" office:value="32304" calcext:value-type="float">
            <text:p>32304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Leon</text:p>
          </table:table-cell>
          <table:table-cell office:value-type="currency" office:currency="USD" office:value="21060" calcext:value-type="currency">
            <text:p>$21,060.00</text:p>
          </table:table-cell>
          <table:table-cell table:number-columns-repeated="1018"/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Gretna</text:p>
          </table:table-cell>
          <table:table-cell office:value-type="string" calcext:value-type="string">
            <text:p>Gadsden</text:p>
          </table:table-cell>
          <table:table-cell office:value-type="currency" office:currency="USD" office:value="24260" calcext:value-type="currency">
            <text:p>$24,260.00</text:p>
          </table:table-cell>
          <table:table-cell table:number-columns-repeated="1018"/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Escambia</text:p>
          </table:table-cell>
          <table:table-cell office:value-type="currency" office:currency="USD" office:value="24360" calcext:value-type="currency">
            <text:p>$24,360.00</text:p>
          </table:table-cell>
          <table:table-cell table:number-columns-repeated="1018"/>
        </table:table-row>
        <table:table-row table:style-name="ro1">
          <table:table-cell office:value-type="float" office:value="32805" calcext:value-type="float">
            <text:p>32805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currency" office:currency="USD" office:value="24980" calcext:value-type="currency">
            <text:p>$24,980.00</text:p>
          </table:table-cell>
          <table:table-cell table:number-columns-repeated="1018"/>
        </table:table-row>
        <table:table-row table:style-name="ro1">
          <table:table-cell office:value-type="float" office:value="32808" calcext:value-type="float">
            <text:p>32808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currency" office:currency="USD" office:value="25130" calcext:value-type="currency">
            <text:p>$25,130.00</text:p>
          </table:table-cell>
          <table:table-cell table:number-columns-repeated="1018"/>
        </table:table-row>
        <table:table-row table:style-name="ro1">
          <table:table-cell office:value-type="float" office:value="32811" calcext:value-type="float">
            <text:p>32811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currency" office:currency="USD" office:value="26190" calcext:value-type="currency">
            <text:p>$26,190.00</text:p>
          </table:table-cell>
          <table:table-cell table:number-columns-repeated="1018"/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string" calcext:value-type="string">
            <text:p>Vero Beach</text:p>
          </table:table-cell>
          <table:table-cell office:value-type="string" calcext:value-type="string">
            <text:p>Indian River</text:p>
          </table:table-cell>
          <table:table-cell office:value-type="currency" office:currency="USD" office:value="432500" calcext:value-type="currency">
            <text:p>$432,500.00</text:p>
          </table:table-cell>
          <table:table-cell table:number-columns-repeated="1018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3920" calcext:value-type="currency">
            <text:p>$23,920.00</text:p>
          </table:table-cell>
          <table:table-cell table:number-columns-repeated="1018"/>
        </table:table-row>
        <table:table-row table:style-name="ro1">
          <table:table-cell office:value-type="float" office:value="33013" calcext:value-type="float">
            <text:p>33013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6660" calcext:value-type="currency">
            <text:p>$26,660.00</text:p>
          </table:table-cell>
          <table:table-cell table:number-columns-repeated="1018"/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string" calcext:value-type="string">
            <text:p>Homestead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5690" calcext:value-type="currency">
            <text:p>$25,690.00</text:p>
          </table:table-cell>
          <table:table-cell table:number-columns-repeated="1018"/>
        </table:table-row>
        <table:table-row table:style-name="ro1">
          <table:table-cell office:value-type="float" office:value="33054" calcext:value-type="float">
            <text:p>33054</text:p>
          </table:table-cell>
          <table:table-cell office:value-type="string" calcext:value-type="string">
            <text:p>Opa Locka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6000" calcext:value-type="currency">
            <text:p>$26,000.00</text:p>
          </table:table-cell>
          <table:table-cell table:number-columns-repeated="1018"/>
        </table:table-row>
        <table:table-row table:style-name="ro1">
          <table:table-cell office:value-type="float" office:value="33109" calcext:value-type="float">
            <text:p>33109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543090" calcext:value-type="currency">
            <text:p>$2,543,090.00</text:p>
          </table:table-cell>
          <table:table-cell table:number-columns-repeated="1018"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6480" calcext:value-type="currency">
            <text:p>$26,480.00</text:p>
          </table:table-cell>
          <table:table-cell table:number-columns-repeated="1018"/>
        </table:table-row>
        <table:table-row table:style-name="ro1">
          <table:table-cell office:value-type="float" office:value="33127" calcext:value-type="float">
            <text:p>3312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3850" calcext:value-type="currency">
            <text:p>$23,850.00</text:p>
          </table:table-cell>
          <table:table-cell table:number-columns-repeated="1018"/>
        </table:table-row>
        <table:table-row table:style-name="ro1">
          <table:table-cell office:value-type="float" office:value="33128" calcext:value-type="float">
            <text:p>33128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2390" calcext:value-type="currency">
            <text:p>$22,390.00</text:p>
          </table:table-cell>
          <table:table-cell table:number-columns-repeated="1018"/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5470" calcext:value-type="currency">
            <text:p>$25,470.00</text:p>
          </table:table-cell>
          <table:table-cell table:number-columns-repeated="1018"/>
        </table:table-row>
        <table:table-row table:style-name="ro1">
          <table:table-cell office:value-type="float" office:value="33139" calcext:value-type="float">
            <text:p>33139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41640" calcext:value-type="currency">
            <text:p>$241,640.00</text:p>
          </table:table-cell>
          <table:table-cell table:number-columns-repeated="1018"/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331960" calcext:value-type="currency">
            <text:p>$331,960.00</text:p>
          </table:table-cell>
          <table:table-cell table:number-columns-repeated="1018"/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3360" calcext:value-type="currency">
            <text:p>$23,360.00</text:p>
          </table:table-cell>
          <table:table-cell table:number-columns-repeated="1018"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67240" calcext:value-type="currency">
            <text:p>$267,240.00</text:p>
          </table:table-cell>
          <table:table-cell table:number-columns-repeated="1018"/>
        </table:table-row>
        <table:table-row table:style-name="ro1">
          <table:table-cell office:value-type="float" office:value="33147" calcext:value-type="float">
            <text:p>3314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4230" calcext:value-type="currency">
            <text:p>$24,230.00</text:p>
          </table:table-cell>
          <table:table-cell table:number-columns-repeated="1018"/>
        </table:table-row>
        <table:table-row table:style-name="ro1">
          <table:table-cell office:value-type="float" office:value="33149" calcext:value-type="float">
            <text:p>33149</text:p>
          </table:table-cell>
          <table:table-cell office:value-type="string" calcext:value-type="string">
            <text:p>Key Biscayne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99310" calcext:value-type="currency">
            <text:p>$299,310.00</text:p>
          </table:table-cell>
          <table:table-cell table:number-columns-repeated="1018"/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6930" calcext:value-type="currency">
            <text:p>$26,930.00</text:p>
          </table:table-cell>
          <table:table-cell table:number-columns-repeated="1018"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367640" calcext:value-type="currency">
            <text:p>$367,640.00</text:p>
          </table:table-cell>
          <table:table-cell table:number-columns-repeated="1018"/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currency" office:currency="USD" office:value="275930" calcext:value-type="currency">
            <text:p>$275,930.00</text:p>
          </table:table-cell>
          <table:table-cell table:number-columns-repeated="1018"/>
        </table:table-row>
        <table:table-row table:style-name="ro1">
          <table:table-cell office:value-type="float" office:value="33301" calcext:value-type="float">
            <text:p>33301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Broward</text:p>
          </table:table-cell>
          <table:table-cell office:value-type="currency" office:currency="USD" office:value="271010" calcext:value-type="currency">
            <text:p>$271,010.00</text:p>
          </table:table-cell>
          <table:table-cell table:number-columns-repeated="1018"/>
        </table:table-row>
        <table:table-row table:style-name="ro1">
          <table:table-cell office:value-type="float" office:value="33313" calcext:value-type="float">
            <text:p>33313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Broward</text:p>
          </table:table-cell>
          <table:table-cell office:value-type="currency" office:currency="USD" office:value="27060" calcext:value-type="currency">
            <text:p>$27,060.00</text:p>
          </table:table-cell>
          <table:table-cell table:number-columns-repeated="1018"/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Broward</text:p>
          </table:table-cell>
          <table:table-cell office:value-type="currency" office:currency="USD" office:value="305370" calcext:value-type="currency">
            <text:p>$305,370.00</text:p>
          </table:table-cell>
          <table:table-cell table:number-columns-repeated="1018"/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Palm Beach</text:p>
          </table:table-cell>
          <table:table-cell office:value-type="currency" office:currency="USD" office:value="306260" calcext:value-type="currency">
            <text:p>$306,260.00</text:p>
          </table:table-cell>
          <table:table-cell table:number-columns-repeated="1018"/>
        </table:table-row>
        <table:table-row table:style-name="ro1">
          <table:table-cell office:value-type="float" office:value="33476" calcext:value-type="float">
            <text:p>33476</text:p>
          </table:table-cell>
          <table:table-cell office:value-type="string" calcext:value-type="string">
            <text:p>Pahokee</text:p>
          </table:table-cell>
          <table:table-cell office:value-type="string" calcext:value-type="string">
            <text:p>Palm Beach</text:p>
          </table:table-cell>
          <table:table-cell office:value-type="currency" office:currency="USD" office:value="27440" calcext:value-type="currency">
            <text:p>$27,440.00</text:p>
          </table:table-cell>
          <table:table-cell table:number-columns-repeated="1018"/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Palm Beach</text:p>
          </table:table-cell>
          <table:table-cell office:value-type="currency" office:currency="USD" office:value="325990" calcext:value-type="currency">
            <text:p>$325,990.00</text:p>
          </table:table-cell>
          <table:table-cell table:number-columns-repeated="1018"/>
        </table:table-row>
        <table:table-row table:style-name="ro1">
          <table:table-cell office:value-type="float" office:value="33480" calcext:value-type="float">
            <text:p>33480</text:p>
          </table:table-cell>
          <table:table-cell table:number-columns-repeated="2" office:value-type="string" calcext:value-type="string">
            <text:p>Palm Beach</text:p>
          </table:table-cell>
          <table:table-cell office:value-type="currency" office:currency="USD" office:value="1254520" calcext:value-type="currency">
            <text:p>$1,254,520.00</text:p>
          </table:table-cell>
          <table:table-cell table:number-columns-repeated="1018"/>
        </table:table-row>
        <table:table-row table:style-name="ro1">
          <table:table-cell office:value-type="float" office:value="33483" calcext:value-type="float">
            <text:p>33483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Palm Beach</text:p>
          </table:table-cell>
          <table:table-cell office:value-type="currency" office:currency="USD" office:value="306030" calcext:value-type="currency">
            <text:p>$306,030.00</text:p>
          </table:table-cell>
          <table:table-cell table:number-columns-repeated="1018"/>
        </table:table-row>
        <table:table-row table:style-name="ro1">
          <table:table-cell office:value-type="float" office:value="33496" calcext:value-type="float">
            <text:p>33496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Palm Beach</text:p>
          </table:table-cell>
          <table:table-cell office:value-type="currency" office:currency="USD" office:value="290500" calcext:value-type="currency">
            <text:p>$290,500.00</text:p>
          </table:table-cell>
          <table:table-cell table:number-columns-repeated="1018"/>
        </table:table-row>
        <table:table-row table:style-name="ro1">
          <table:table-cell office:value-type="float" office:value="33786" calcext:value-type="float">
            <text:p>33786</text:p>
          </table:table-cell>
          <table:table-cell office:value-type="string" calcext:value-type="string">
            <text:p>Belleair Beach</text:p>
          </table:table-cell>
          <table:table-cell office:value-type="string" calcext:value-type="string">
            <text:p>Pinellas</text:p>
          </table:table-cell>
          <table:table-cell office:value-type="currency" office:currency="USD" office:value="315450" calcext:value-type="currency">
            <text:p>$315,450.00</text:p>
          </table:table-cell>
          <table:table-cell table:number-columns-repeated="1018"/>
        </table:table-row>
        <table:table-row table:style-name="ro1">
          <table:table-cell office:value-type="float" office:value="33957" calcext:value-type="float">
            <text:p>33957</text:p>
          </table:table-cell>
          <table:table-cell office:value-type="string" calcext:value-type="string">
            <text:p>Sanibel</text:p>
          </table:table-cell>
          <table:table-cell office:value-type="string" calcext:value-type="string">
            <text:p>Lee</text:p>
          </table:table-cell>
          <table:table-cell office:value-type="currency" office:currency="USD" office:value="299590" calcext:value-type="currency">
            <text:p>$299,590.00</text:p>
          </table:table-cell>
          <table:table-cell table:number-columns-repeated="1018"/>
        </table:table-row>
        <table:table-row table:style-name="ro1">
          <table:table-cell office:value-type="float" office:value="33973" calcext:value-type="float">
            <text:p>33973</text:p>
          </table:table-cell>
          <table:table-cell office:value-type="string" calcext:value-type="string">
            <text:p>Lehigh Acres</text:p>
          </table:table-cell>
          <table:table-cell office:value-type="string" calcext:value-type="string">
            <text:p>Lee</text:p>
          </table:table-cell>
          <table:table-cell office:value-type="currency" office:currency="USD" office:value="27590" calcext:value-type="currency">
            <text:p>$27,590.00</text:p>
          </table:table-cell>
          <table:table-cell table:number-columns-repeated="1018"/>
        </table:table-row>
        <table:table-row table:style-name="ro1">
          <table:table-cell office:value-type="float" office:value="34102" calcext:value-type="float">
            <text:p>34102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Collier</text:p>
          </table:table-cell>
          <table:table-cell office:value-type="currency" office:currency="USD" office:value="694740" calcext:value-type="currency">
            <text:p>$694,740.00</text:p>
          </table:table-cell>
          <table:table-cell table:number-columns-repeated="1018"/>
        </table:table-row>
        <table:table-row table:style-name="ro1">
          <table:table-cell office:value-type="float" office:value="34103" calcext:value-type="float">
            <text:p>34103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Collier</text:p>
          </table:table-cell>
          <table:table-cell office:value-type="currency" office:currency="USD" office:value="325040" calcext:value-type="currency">
            <text:p>$325,040.00</text:p>
          </table:table-cell>
          <table:table-cell table:number-columns-repeated="1018"/>
        </table:table-row>
        <table:table-row table:style-name="ro1">
          <table:table-cell office:value-type="float" office:value="34108" calcext:value-type="float">
            <text:p>34108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Collier</text:p>
          </table:table-cell>
          <table:table-cell office:value-type="currency" office:currency="USD" office:value="346170" calcext:value-type="currency">
            <text:p>$346,170.00</text:p>
          </table:table-cell>
          <table:table-cell table:number-columns-repeated="1018"/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Bonita Springs</text:p>
          </table:table-cell>
          <table:table-cell office:value-type="string" calcext:value-type="string">
            <text:p>Lee</text:p>
          </table:table-cell>
          <table:table-cell office:value-type="currency" office:currency="USD" office:value="285280" calcext:value-type="currency">
            <text:p>$285,280.00</text:p>
          </table:table-cell>
          <table:table-cell table:number-columns-repeated="1018"/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Marco Island</text:p>
          </table:table-cell>
          <table:table-cell office:value-type="string" calcext:value-type="string">
            <text:p>Collier</text:p>
          </table:table-cell>
          <table:table-cell office:value-type="currency" office:currency="USD" office:value="238420" calcext:value-type="currency">
            <text:p>$238,420.00</text:p>
          </table:table-cell>
          <table:table-cell table:number-columns-repeated="1018"/>
        </table:table-row>
        <table:table-row table:style-name="ro1">
          <table:table-cell office:value-type="float" office:value="34228" calcext:value-type="float">
            <text:p>34228</text:p>
          </table:table-cell>
          <table:table-cell office:value-type="string" calcext:value-type="string">
            <text:p>Longboat Key</text:p>
          </table:table-cell>
          <table:table-cell office:value-type="string" calcext:value-type="string">
            <text:p>Sarasota</text:p>
          </table:table-cell>
          <table:table-cell office:value-type="currency" office:currency="USD" office:value="382750" calcext:value-type="currency">
            <text:p>$382,750.00</text:p>
          </table:table-cell>
          <table:table-cell table:number-columns-repeated="1018"/>
        </table:table-row>
        <table:table-row table:style-name="ro1">
          <table:table-cell office:value-type="float" office:value="34236" calcext:value-type="float">
            <text:p>34236</text:p>
          </table:table-cell>
          <table:table-cell table:number-columns-repeated="2" office:value-type="string" calcext:value-type="string">
            <text:p>Sarasota</text:p>
          </table:table-cell>
          <table:table-cell office:value-type="currency" office:currency="USD" office:value="245550" calcext:value-type="currency">
            <text:p>$245,550.00</text:p>
          </table:table-cell>
          <table:table-cell table:number-columns-repeated="1018"/>
        </table:table-row>
        <table:table-row table:style-name="ro1">
          <table:table-cell office:value-type="float" office:value="34242" calcext:value-type="float">
            <text:p>34242</text:p>
          </table:table-cell>
          <table:table-cell table:number-columns-repeated="2" office:value-type="string" calcext:value-type="string">
            <text:p>Sarasota</text:p>
          </table:table-cell>
          <table:table-cell office:value-type="currency" office:currency="USD" office:value="341350" calcext:value-type="currency">
            <text:p>$341,350.00</text:p>
          </table:table-cell>
          <table:table-cell table:number-columns-repeated="1018"/>
        </table:table-row>
        <table:table-row table:style-name="ro1">
          <table:table-cell office:value-type="float" office:value="34947" calcext:value-type="float">
            <text:p>34947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Saint Lucie</text:p>
          </table:table-cell>
          <table:table-cell office:value-type="currency" office:currency="USD" office:value="27680" calcext:value-type="currency">
            <text:p>$27,680.00</text:p>
          </table:table-cell>
          <table:table-cell table:number-columns-repeated="1018"/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Saint Lucie</text:p>
          </table:table-cell>
          <table:table-cell office:value-type="currency" office:currency="USD" office:value="27460" calcext:value-type="currency">
            <text:p>$27,460.0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15:40.859456526</meta:creation-date>
    <dc:date>2019-11-13T10:23:10.792214641</dc:date>
    <meta:editing-duration>PT7M30S</meta:editing-duration>
    <meta:editing-cycles>1</meta:editing-cycles>
    <meta:document-statistic meta:table-count="1" meta:cell-count="204" meta:object-count="0"/>
    <meta:generator>LibreOffice/6.0.7.3$Linux_X86_64 LibreOffice_project/00m0$Build-3</meta:generator>
  </office:meta>
</office:document-meta>
</file>